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28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D)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82" office:value-type="string" calcext:value-type="string">
            <text:p>Pin Function</text:p>
            <text:p>(A/D, I2C, </text:p>
            <text:p>SPI, serial...)</text:p>
          </table:table-cell>
          <table:table-cell table:style-name="ce82" office:value-type="string" calcext:value-type="string">
            <text:p>Connection in the Single Board Version 7D <text:s text:c="74"/>File Version 4 <text:s/>/ 2021-01-15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3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 office:value-type="string" calcext:value-type="string">
            <text:p>P5 &amp; P6 on both DRV’s ,IMU Vcc, IMU I2C pullups, CPU &amp; IMU decoupling caps</text:p>
          </table:table-cell>
          <table:table-cell table:number-columns-repeated="60"/>
        </table:table-row>
        <table:table-row table:style-name="ro3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 office:value-type="string" calcext:value-type="string">
            <text:p>n/c</text:p>
          </table:table-cell>
          <table:table-cell table:style-name="ce121"/>
          <table:table-cell table:number-columns-repeated="60"/>
        </table:table-row>
        <table:table-row table:style-name="ro3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 office:value-type="string" calcext:value-type="string">
            <text:p>Bridged GNDs: battery gnd, 12V, 5V bat., 5V USB, ESP-USB, DRV, CPU &amp; IMU decoupl, LCD, Mosfet</text:p>
          </table:table-cell>
          <table:table-cell table:number-columns-repeated="60"/>
        </table:table-row>
        <table:table-row table:style-name="ro3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(A/D input) to centre between the 2 resistors of the MOSFET controlled voltage divider</text:p>
          </table:table-cell>
          <table:table-cell table:number-columns-repeated="60"/>
        </table:table-row>
        <table:table-row table:style-name="ro3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30" office:value-type="string" calcext:value-type="string">
            <text:p>INT pin on IMU - generates an interrupt</text:p>
          </table:table-cell>
          <table:table-cell table:number-columns-repeated="60"/>
        </table:table-row>
        <table:table-row table:style-name="ro3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30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60"/>
        </table:table-row>
        <table:table-row table:style-name="ro3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MOSFET enable on battery monitor (Gate)</text:p>
          </table:table-cell>
          <table:table-cell table:number-columns-repeated="60"/>
        </table:table-row>
        <table:table-row table:style-name="ro3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DRV1-STEP (TWIPe’s right side, same as white pushbutton)</text:p>
          </table:table-cell>
          <table:table-cell table:number-columns-repeated="60"/>
        </table:table-row>
        <table:table-row table:style-name="ro3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DRV1-DIR (TWIPe’s right side, same as white pushbutton)</text:p>
          </table:table-cell>
          <table:table-cell table:number-columns-repeated="60"/>
        </table:table-row>
        <table:table-row table:style-name="ro3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DRV1-ENA (TWIPe’s right side, same as white pushbutton)</text:p>
          </table:table-cell>
          <table:table-cell table:number-columns-repeated="60"/>
        </table:table-row>
        <table:table-row table:style-name="ro3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-IMU Pin 4, SDA with 2.2K pullup to 3.3V </text:p>
          </table:table-cell>
          <table:table-cell table:number-columns-repeated="60"/>
        </table:table-row>
        <table:table-row table:style-name="ro3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-IMU Pin 3, SCL with 2.2K pullup to 3.3V </text:p>
          </table:table-cell>
          <table:table-cell table:number-columns-repeated="60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2" office:value-type="string" calcext:value-type="string">
            <text:p>software controlled LED, +ve LED input on 4<text:span text:style-name="T2">th</text:span> pushbutton (orange)</text:p>
          </table:table-cell>
          <table:table-cell table:number-columns-repeated="60"/>
        </table:table-row>
        <table:table-row table:style-name="ro3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-LCD-SDA-Pin 2 (4.7K pullup to 5V)</text:p>
          </table:table-cell>
          <table:table-cell table:number-columns-repeated="60"/>
        </table:table-row>
        <table:table-row table:style-name="ro3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I2C-LCD-SCL-Pin 1 (4.7K pullup to 5V)</text:p>
          </table:table-cell>
          <table:table-cell table:number-columns-repeated="60"/>
        </table:table-row>
        <table:table-row table:style-name="ro3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DRV2-FAULT Input, Pin 10 (used to be VDD on old A4988) (TWIPe’s left side, same as amber pushbutton)</text:p>
          </table:table-cell>
          <table:table-cell table:number-columns-repeated="60"/>
        </table:table-row>
        <table:table-row table:style-name="ro3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DRV2-DIR, Pin 8 (TWIPe’s left side, same as amber pushbutton)</text:p>
          </table:table-cell>
          <table:table-cell table:number-columns-repeated="60"/>
        </table:table-row>
        <table:table-row table:style-name="ro3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DRV2-STEP, Pin 7 (TWIPe’s left side, same as amber pushbutton)</text:p>
          </table:table-cell>
          <table:table-cell table:number-columns-repeated="60"/>
        </table:table-row>
        <table:table-row table:style-name="ro3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DRV2-ENA, Pin 1 (TWIPe’s left side, same as amber pushbutton)</text:p>
          </table:table-cell>
          <table:table-cell table:number-columns-repeated="60"/>
        </table:table-row>
        <table:table-row table:style-name="ro3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<text:s text:c="2"/>Using this pin seems to prevent software download in some circumstances</text:p>
          </table:table-cell>
          <table:table-cell table:number-columns-repeated="60"/>
        </table:table-row>
        <table:table-row table:style-name="ro4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DRV1-FAULT Input. Pin 10 (used to be VDD on old A4988)<text:span text:style-name="T3"> same GPIO as onboard LED? </text:span>(TWIPe’s right side)</text:p>
          </table:table-cell>
          <table:table-cell table:number-columns-repeated="60"/>
        </table:table-row>
        <table:table-row table:style-name="ro3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3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60"/>
        </table:table-row>
        <table:table-row table:style-name="ro3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3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28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28"/>
          <table:table-cell table:number-columns-repeated="59"/>
        </table:table-row>
        <table:table-row table:style-name="ro3">
          <table:table-cell table:style-name="ce112" office:value-type="string" calcext:value-type="string">
            <text:p>DRV stands for the DRV8825 stepper motor controllers. DRV1 is the right DRV (furthest from CPU), DRV2 is the left DRV closer to CPU</text:p>
          </table:table-cell>
          <table:table-cell/>
          <table:table-cell table:style-name="ce22"/>
          <table:table-cell table:style-name="ce28"/>
          <table:table-cell table:number-columns-repeated="60"/>
        </table:table-row>
        <table:table-row table:style-name="ro3">
          <table:table-cell table:number-columns-repeated="2"/>
          <table:table-cell table:style-name="Default"/>
          <table:table-cell table:style-name="ce28"/>
          <table:table-cell table:number-columns-repeated="60"/>
        </table:table-row>
        <table:table-row table:style-name="ro3">
          <table:table-cell table:number-columns-repeated="3"/>
          <table:table-cell table:style-name="ce28"/>
          <table:table-cell table:number-columns-repeated="60"/>
        </table:table-row>
        <table:table-row table:style-name="ro3">
          <table:table-cell table:number-columns-repeated="3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3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00-00-00</text:date>, <text:time style:data-style-name="N2" text:time-value="16:32:26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3T12:41:26.004000000</meta:creation-date>
    <dc:date>2021-01-15T22:10:19.240000000</dc:date>
    <meta:editing-duration>P1DT5H22M13S</meta:editing-duration>
    <meta:editing-cycles>49</meta:editing-cycles>
    <meta:generator>LibreOffice/7.0.3.1$Windows_X86_64 LibreOffice_project/d7547858d014d4cf69878db179d326fc3483e082</meta:generator>
    <meta:document-statistic meta:table-count="1" meta:cell-count="116" meta:object-count="0"/>
  </office:meta>
</office:document-meta>
</file>